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>
      <style:paragraph-properties fo:margin-top="0cm" fo:margin-bottom="0.499cm" style:contextual-spacing="false"/>
    </style:style>
    <style:style style:name="P2" style:family="paragraph" style:parent-style-name="Preformatted_20_Text" style:list-style-name="L4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 style:list-style-name="L6"/>
    <style:style style:name="P5" style:family="paragraph" style:parent-style-name="Preformatted_20_Text" style:list-style-name="L8"/>
    <style:style style:name="P6" style:family="paragraph" style:parent-style-name="Preformatted_20_Text" style:list-style-name="L8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5"/>
    <style:style style:name="P13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ção do Projeto: Implementação do Tipo de Dado Abstrato Conjunto em Python</text:h>
      <text:h text:style-name="Heading_20_2" text:outline-level="2">Visão Geral</text:h>
      <text:p text:style-name="Text_20_body">Este projeto visa implementar um Tipo de Dado Abstrato (TDA) para conjuntos finitos de elementos em Python, seguindo o paradigma imperativo de programação. As operações típicas de conjuntos, como união, interseção, diferença e outras, são suportadas.</text:p>
      <text:h text:style-name="Heading_20_2" text:outline-level="2">Estrutura do Projeto</text:h>
      <text:p text:style-name="Text_20_body">O projeto é organizado da seguinte forma:</text:p>
      <text:list xml:id="list556182649" text:style-name="L1">
        <text:list-item>
          <text:p text:style-name="P8"><text:span text:style-name="Source_20_Text">Conjunto.py</text:span>: Contém a implementação da classe <text:span text:style-name="Source_20_Text">Conjunto</text:span>.</text:p>
        </text:list-item>
        <text:list-item>
          <text:p text:style-name="P8"><text:span text:style-name="Source_20_Text">teste.sh</text:span>: Script de teste para validar a executabilidade do código.</text:p>
        </text:list-item>
        <text:list-item>
          <text:p text:style-name="P7"><text:span text:style-name="Source_20_Text">Relatorio.pdf</text:span>: Documento PDF descrevendo as estruturas de dados utilizadas e o funcionamento do código.</text:p>
        </text:list-item>
      </text:list>
      <text:h text:style-name="Heading_20_2" text:outline-level="2">Implementação da Classe <text:span text:style-name="Source_20_Text">Conjunto</text:span></text:h>
      <text:p text:style-name="Text_20_body">A classe <text:span text:style-name="Source_20_Text">Conjunto</text:span> é responsável por representar conjuntos finitos e oferece métodos para realizar operações típicas de conjuntos.</text:p>
      <text:h text:style-name="Heading_20_3" text:outline-level="3">Métodos</text:h>
      <text:list xml:id="list2517479428" text:style-name="L2">
        <text:list-item>
          <text:p text:style-name="P10"><text:span text:style-name="Source_20_Text">__init__(self)</text:span>: Construtor da classe, inicializa um conjunto vazio.</text:p>
        </text:list-item>
        <text:list-item>
          <text:p text:style-name="P10"><text:span text:style-name="Source_20_Text">ehVazio(self) -&gt; bool</text:span>: Retorna verdadeiro se o conjunto é vazio e falso caso contrário.</text:p>
        </text:list-item>
        <text:list-item>
          <text:p text:style-name="P10"><text:span text:style-name="Source_20_Text">uniaoConj(self, outroConj) -&gt; Conjunto</text:span>: Realiza a união com outro conjunto.</text:p>
        </text:list-item>
        <text:list-item>
          <text:p text:style-name="P10"><text:span text:style-name="Source_20_Text">intersConj(self, outroConj) -&gt; Conjunto</text:span>: Retorna a interseção com outro conjunto.</text:p>
        </text:list-item>
        <text:list-item>
          <text:p text:style-name="P10"><text:span text:style-name="Source_20_Text">diffConj(self, outroConj) -&gt; Conjunto</text:span>: Retorna a diferença em relação a outro conjunto.</text:p>
        </text:list-item>
        <text:list-item>
          <text:p text:style-name="P10"><text:span text:style-name="Source_20_Text">diffSimConj(self, outroConj) -&gt; Conjunto</text:span>: Retorna a diferença simétrica em relação a outro conjunto.</text:p>
        </text:list-item>
        <text:list-item>
          <text:p text:style-name="P10"><text:span text:style-name="Source_20_Text">addConj(self, x)</text:span>: Adiciona um elemento ao conjunto.</text:p>
        </text:list-item>
        <text:list-item>
          <text:p text:style-name="P10"><text:span text:style-name="Source_20_Text">remConj(self, x)</text:span>: Remove um elemento do conjunto.</text:p>
        </text:list-item>
        <text:list-item>
          <text:p text:style-name="P10"><text:span text:style-name="Source_20_Text">tamConj(self) -&gt; int</text:span>: Retorna o tamanho do conjunto.</text:p>
        </text:list-item>
        <text:list-item>
          <text:p text:style-name="P9"><text:span text:style-name="Source_20_Text">ehElemConj(self, x) -&gt; bool</text:span>: Retorna verdadeiro se o conjunto contém o elemento.</text:p>
        </text:list-item>
      </text:list>
      <text:h text:style-name="Heading_20_2" text:outline-level="2">Como Utilizar o Código</text:h>
      <text:list xml:id="list4243938161" text:style-name="L3">
        <text:list-item>
          <text:p text:style-name="P11"><text:span text:style-name="Strong_20_Emphasis">Instância da Classe</text:span>:</text:p>
          <text:p text:style-name="P1"><text:soft-page-break/>python</text:p>
        </text:list-item>
      </text:list>
      <text:list xml:id="list536585485" text:style-name="L4">
        <text:list-item>
          <text:p text:style-name="P2"><text:span text:style-name="Source_20_Text">conjuntoA = Conjunto()</text:span></text:p>
        </text:list-item>
      </text:list>
      <text:p text:style-name="P3"><text:span text:style-name="Source_20_Text">conjuntoB = Conjunto()</text:span></text:p>
      <text:list xml:id="list3406713234" text:style-name="L5">
        <text:list-item>
          <text:p text:style-name="P12"><text:span text:style-name="Strong_20_Emphasis">Operações Básicas</text:span>:</text:p>
        </text:list-item>
      </text:list>
      <text:p text:style-name="P3">python</text:p>
      <text:list xml:id="list2556432054" text:style-name="L6">
        <text:list-item>
          <text:p text:style-name="P4"><text:span text:style-name="Source_20_Text">conjuntoA.addConj(1)</text:span></text:p>
        </text:list-item>
      </text:list>
      <text:p text:style-name="Preformatted_20_Text"><text:span text:style-name="Source_20_Text">conjuntoA.addConj(2)</text:span></text:p>
      <text:p text:style-name="Preformatted_20_Text"><text:span text:style-name="Source_20_Text">conjuntoB.addConj(2)</text:span></text:p>
      <text:p text:style-name="P3"><text:span text:style-name="Source_20_Text">conjuntoB.addConj(3)</text:span></text:p>
      <text:list xml:id="list4060074713" text:style-name="L7">
        <text:list-item>
          <text:p text:style-name="P13"><text:span text:style-name="Strong_20_Emphasis">Exemplo de Operações</text:span>:</text:p>
        </text:list-item>
      </text:list>
      <text:p text:style-name="P3">python</text:p>
      <text:list xml:id="list2711078230" text:style-name="L8">
        <text:list-item text:start-value="3">
          <text:p text:style-name="P5"><text:span text:style-name="Source_20_Text">print(conjuntoA.ehVazio()) <text:s/># False</text:span></text:p>
          <text:p text:style-name="P5"><text:span text:style-name="Source_20_Text">print(conjuntoA.uniaoConj(conjuntoB).elementos) <text:s/># [1, 2, 3]</text:span></text:p>
          <text:p text:style-name="P5"><text:span text:style-name="Source_20_Text">print(conjuntoA.intersConj(conjuntoB).elementos) <text:s/># [2]</text:span></text:p>
          <text:p text:style-name="P5"><text:span text:style-name="Source_20_Text">print(conjuntoA.diffConj(conjuntoB).elementos) <text:s/># [1]</text:span></text:p>
          <text:p text:style-name="P5"><text:span text:style-name="Source_20_Text">print(conjuntoA.diffSimConj(conjuntoB).elementos) <text:s/># [1, 3]</text:span></text:p>
          <text:p text:style-name="P5"><text:span text:style-name="Source_20_Text">print(conjuntoA.tamConj()) <text:s/># 2</text:span></text:p>
          <text:p text:style-name="P6"><text:span text:style-name="Source_20_Text">print(conjuntoA.ehElemConj(1)) <text:s/># True</text:span></text:p>
        </text:list-item>
      </text:list>
      <text:h text:style-name="Heading_20_2" text:outline-level="2">Teste de Execução</text:h>
      <text:p text:style-name="Text_20_body">Para validar a executabilidade do código, execute o script de teste fornecido (<text:span text:style-name="Source_20_Text">teste.sh</text:span>) no ambiente Linux Ubuntu 20.04.</text:p>
      <text:h text:style-name="Heading_20_2" text:outline-level="2">Considerações Finais</text:h>
      <text:p text:style-name="Text_20_body">O código segue o paradigma imperativo e utiliza uma abordagem simples para manipulação de conjuntos. As operações foram implementadas de maneira eficiente, e a documentação fornece uma visão geral clara do projeto.</text:p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0:18:38.200394750</meta:creation-date>
    <dc:date>2023-11-22T10:19:47.650811817</dc:date>
    <meta:editing-duration>PT1M10S</meta:editing-duration>
    <meta:editing-cycles>1</meta:editing-cycles>
    <meta:document-statistic meta:table-count="0" meta:image-count="0" meta:object-count="0" meta:page-count="2" meta:paragraph-count="45" meta:word-count="338" meta:character-count="2483" meta:non-whitespace-character-count="2202"/>
    <meta:generator>LibreOffice/7.3.7.2$Linux_X86_64 LibreOffice_project/30$Build-2</meta:generator>
  </office:meta>
</office:document-meta>
</file>